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rsid="000c3824" officeooo:paragraph-rsid="0011df7d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11df7d"/>
    </style:style>
    <style:style style:name="P3" style:family="paragraph" style:parent-style-name="Text_20_body">
      <style:text-properties style:font-name="Liberation Sans1" officeooo:paragraph-rsid="0011df7d"/>
    </style:style>
    <style:style style:name="P4" style:family="paragraph" style:parent-style-name="Heading_20_1">
      <style:text-properties style:font-name="Liberation Sans1" officeooo:paragraph-rsid="0011df7d"/>
    </style:style>
    <style:style style:name="P5" style:family="paragraph" style:parent-style-name="Heading_20_1">
      <style:text-properties style:font-name="Liberation Sans1" officeooo:rsid="0012b8a1" officeooo:paragraph-rsid="0011df7d"/>
    </style:style>
    <style:style style:name="P6" style:family="paragraph" style:parent-style-name="Heading_20_1">
      <style:text-properties style:font-name="Liberation Sans1" officeooo:rsid="000c3824" officeooo:paragraph-rsid="0011df7d"/>
    </style:style>
    <style:style style:name="P7" style:family="paragraph" style:parent-style-name="Heading_20_3">
      <style:text-properties style:font-name="Liberation Sans1" officeooo:rsid="000c3824" officeooo:paragraph-rsid="0011df7d"/>
    </style:style>
    <style:style style:name="P8" style:family="paragraph" style:parent-style-name="Text_20_body" style:list-style-name="L1">
      <style:text-properties style:font-name="Liberation Sans1" officeooo:rsid="000c3824" officeooo:paragraph-rsid="0011df7d"/>
    </style:style>
    <style:style style:name="P9" style:family="paragraph" style:parent-style-name="Text_20_body" style:list-style-name="L1">
      <style:text-properties style:font-name="Liberation Sans1" officeooo:rsid="0015dce8" officeooo:paragraph-rsid="0015dce8"/>
    </style:style>
    <style:style style:name="P10" style:family="paragraph" style:parent-style-name="Text_20_body" style:list-style-name="L2">
      <style:text-properties style:font-name="Liberation Sans1" officeooo:rsid="001acd73" officeooo:paragraph-rsid="001acd73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69bc2"/>
    </style:style>
    <style:style style:name="T9" style:family="text">
      <style:text-properties officeooo:rsid="0019489c"/>
    </style:style>
    <style:style style:name="T10" style:family="text">
      <style:text-properties officeooo:rsid="001cd8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ogramme</text:h>
      <text:p text:style-name="P3"><text:span text:style-name="T2">Contenus</text:span><text:span text:style-name="T3"> :</text:span></text:p>
      <text:p text:style-name="P3"/>
      <text:p text:style-name="P1"><text:span text:style-name="T2">Capacités attendues</text:span> :</text:p>
      <text:list xml:id="list953311508" text:style-name="L1">
        <text:list-item>
          <text:p text:style-name="P8"><text:span text:style-name="T8">C</text:span>alculer, appliquer, exprimer une proportion sous différentes formes (décimale, fractionnaire, pourcentage)</text:p>
        </text:list-item>
        <text:list-item>
          <text:p text:style-name="P8"><text:span text:style-name="T8">C</text:span>alculer la proportion d’une proportion.</text:p>
        </text:list-item>
        <text:list-item>
          <text:p text:style-name="P8"><text:span text:style-name="T8">P</text:span>asser d’une formulation additive (« augmenter de 5 % », respectivement « diminuer de 5 % ») à une formulation multiplicative (« multiplier par 1,05 », respectivement « multiplier par 0,95 »)</text:p>
        </text:list-item>
        <text:list-item>
          <text:p text:style-name="P8"><text:span text:style-name="T8">C</text:span>alculer un taux d’évolution, l’exprimer en pourcentage</text:p>
        </text:list-item>
        <text:list-item>
          <text:p text:style-name="P9"><text:span text:style-name="T8">I</text:span>nterpréter un indice de base 100 ; calculer un indice ; calculer le taux d’évolution entre deux valeurs</text:p>
        </text:list-item>
        <text:list-item>
          <text:p text:style-name="P9"><text:span text:style-name="T9">C</text:span>alculer le taux d’évolution équivalent à plusieurs évolutions successives</text:p>
        </text:list-item>
        <text:list-item>
          <text:p text:style-name="P9"><text:span text:style-name="T9">C</text:span>alculer un taux d’évolution réciproque.</text:p>
        </text:list-item>
      </text:list>
      <text:p text:style-name="P1"><text:span text:style-name="T2">Démonstration</text:span> :</text:p>
      <text:p text:style-name="P1"/>
      <text:p text:style-name="P2">Exemple d’algorithme<text:span text:style-name="T5"> :</text:span></text:p>
      <text:p text:style-name="P1"/>
      <text:p text:style-name="P3"><text:span text:style-name="T1">Approfondissement possible</text:span><text:span text:style-name="T4"> :</text:span></text:p>
      <text:h text:style-name="P5" text:outline-level="1">Objectif<text:span text:style-name="T10">s</text:span> d’apprentissage</text:h>
      <text:list xml:id="list1867102697" text:style-name="L2">
        <text:list-item>
          <text:p text:style-name="P10">Tout dit plus haut ? 😕</text:p>
        </text:list-item>
      </text:list>
      <text:h text:style-name="P6" text:outline-level="1">Séances</text:h>
      <text:h text:style-name="P7" text:outline-level="3">Séance 1</text:h>
      <text:p text:style-name="P3"/>
      <text:h text:style-name="P7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11T19:21:22.144229207</dc:date>
    <meta:editing-duration>PT36M34S</meta:editing-duration>
    <meta:editing-cycles>20</meta:editing-cycles>
    <meta:document-statistic meta:table-count="0" meta:image-count="0" meta:object-count="0" meta:page-count="1" meta:paragraph-count="18" meta:word-count="122" meta:character-count="794" meta:non-whitespace-character-count="698"/>
  </office:meta>
</office:document-meta>
</file>